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5-02-24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47592" calcext:value-type="float">
            <text:p>245.1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5-01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03624" calcext:value-type="float">
            <text:p>245.4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12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37736" calcext:value-type="float">
            <text:p>245.5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11-2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60368" calcext:value-type="float">
            <text:p>245.2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6296" calcext:value-type="float">
            <text:p>244.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9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45384" calcext:value-type="float">
            <text:p>244.2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9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57576" calcext:value-type="float">
            <text:p>244.2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8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71648" calcext:value-type="float">
            <text:p>244.0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7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83512" calcext:value-type="float">
            <text:p>242.9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6-2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08024" calcext:value-type="float">
            <text:p>242.5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5-2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4648" calcext:value-type="float">
            <text:p>242.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4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05304" calcext:value-type="float">
            <text:p>243.6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3-1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70024" calcext:value-type="float">
            <text:p>243.2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2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59128" calcext:value-type="float">
            <text:p>242.9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4-01-3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112" calcext:value-type="float">
            <text:p>242.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12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42336" calcext:value-type="float">
            <text:p>244.2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11-3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9908" calcext:value-type="float">
            <text:p>244.0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10-27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74824" calcext:value-type="float">
            <text:p>243.5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08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73456" calcext:value-type="float">
            <text:p>241.7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07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51792" calcext:value-type="float">
            <text:p>240.6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06-27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01472" calcext:value-type="float">
            <text:p>241.9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05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67944" calcext:value-type="float">
            <text:p>241.8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04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65608" calcext:value-type="float">
            <text:p>241.4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03-2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016" calcext:value-type="float">
            <text:p>241.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02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82144" calcext:value-type="float">
            <text:p>241.1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3-01-27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4816" calcext:value-type="float">
            <text:p>240.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12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63984" calcext:value-type="float">
            <text:p>240.6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11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67744" calcext:value-type="float">
            <text:p>240.2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10-2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93424" calcext:value-type="float">
            <text:p>239.9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9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15344" calcext:value-type="float">
            <text:p>240.1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8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82728" calcext:value-type="float">
            <text:p>241.2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7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78256" calcext:value-type="float">
            <text:p>242.0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6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23392" calcext:value-type="float">
            <text:p>242.0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5-3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7404" calcext:value-type="float">
            <text:p>241.8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4-27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2164" calcext:value-type="float">
            <text:p>241.7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3-1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83896" calcext:value-type="float">
            <text:p>241.4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2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77344" calcext:value-type="float">
            <text:p>240.8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2-01-27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34344" calcext:value-type="float">
            <text:p>239.7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12-1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0244" calcext:value-type="float">
            <text:p>240.5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11-23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22608" calcext:value-type="float">
            <text:p>240.3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10-2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89008" calcext:value-type="float">
            <text:p>238.1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9-1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85176" calcext:value-type="float">
            <text:p>236.4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8-24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9808" calcext:value-type="float">
            <text:p>236.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7-29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26096" calcext:value-type="float">
            <text:p>236.2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6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5736" calcext:value-type="float">
            <text:p>237.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5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82912" calcext:value-type="float">
            <text:p>238.1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4-2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5548" calcext:value-type="float">
            <text:p>238.1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3-2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186216" calcext:value-type="float">
            <text:p>237.1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2-25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118648" calcext:value-type="float">
            <text:p>239.1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1-01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015272" calcext:value-type="float">
            <text:p>238.0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12-3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238032" calcext:value-type="float">
            <text:p>237.2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9704" calcext:value-type="float">
            <text:p>235.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008" calcext:value-type="float">
            <text:p>235.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8368" calcext:value-type="float">
            <text:p>235.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9496" calcext:value-type="float">
            <text:p>233.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9288" calcext:value-type="float">
            <text:p>232.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864" calcext:value-type="float">
            <text:p>234.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5864" calcext:value-type="float">
            <text:p>232.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1792" calcext:value-type="float">
            <text:p>234.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0728" calcext:value-type="float">
            <text:p>233.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768" calcext:value-type="float">
            <text:p>233.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388" calcext:value-type="float">
            <text:p>234.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7096" calcext:value-type="float">
            <text:p>232.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6448" calcext:value-type="float">
            <text:p>233.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0288" calcext:value-type="float">
            <text:p>236.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864" calcext:value-type="float">
            <text:p>234.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7136" calcext:value-type="float">
            <text:p>235.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8472" calcext:value-type="float">
            <text:p>235.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1416" calcext:value-type="float">
            <text:p>235.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1688" calcext:value-type="float">
            <text:p>234.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7304" calcext:value-type="float">
            <text:p>233.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8004" calcext:value-type="float">
            <text:p>231.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3944" calcext:value-type="float">
            <text:p>231.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09936" calcext:value-type="float">
            <text:p>231.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0896" calcext:value-type="float">
            <text:p>231.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7388" calcext:value-type="float">
            <text:p>232.9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34904" calcext:value-type="float">
            <text:p>232.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6532" calcext:value-type="float">
            <text:p>233.0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4632" calcext:value-type="float">
            <text:p>233.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07472" calcext:value-type="float">
            <text:p>232.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4884" calcext:value-type="float">
            <text:p>230.7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76408" calcext:value-type="float">
            <text:p>230.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9288" calcext:value-type="float">
            <text:p>232.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5864" calcext:value-type="float">
            <text:p>232.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41" calcext:value-type="float">
            <text:p>23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864664" calcext:value-type="float">
            <text:p>230.8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67264" calcext:value-type="float">
            <text:p>230.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5448" calcext:value-type="float">
            <text:p>230.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4956" calcext:value-type="float">
            <text:p>231.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18496" calcext:value-type="float">
            <text:p>230.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254048" calcext:value-type="float">
            <text:p>230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808" calcext:value-type="float">
            <text:p>227.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16744" calcext:value-type="float">
            <text:p>227.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314" calcext:value-type="float">
            <text:p>226.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22256" calcext:value-type="float">
            <text:p>226.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646232" calcext:value-type="float">
            <text:p>226.6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59416" calcext:value-type="float">
            <text:p>227.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712" calcext:value-type="float">
            <text:p>226.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1984" calcext:value-type="float">
            <text:p>227.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20376" calcext:value-type="float">
            <text:p>228.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02088" calcext:value-type="float">
            <text:p>228.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276656" calcext:value-type="float">
            <text:p>229.2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35616" calcext:value-type="float">
            <text:p>228.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4664" calcext:value-type="float">
            <text:p>226.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2528" calcext:value-type="float">
            <text:p>225.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58248" calcext:value-type="float">
            <text:p>225.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189032" calcext:value-type="float">
            <text:p>226.1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9104" calcext:value-type="float">
            <text:p>225.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472" calcext:value-type="float">
            <text:p>225.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34448" calcext:value-type="float">
            <text:p>226.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0816" calcext:value-type="float">
            <text:p>225.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9648" calcext:value-type="float">
            <text:p>223.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8792" calcext:value-type="float">
            <text:p>223.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6224" calcext:value-type="float">
            <text:p>223.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50984" calcext:value-type="float">
            <text:p>223.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1.68104" calcext:value-type="float">
            <text:p>221.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32112" calcext:value-type="float">
            <text:p>222.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0468" calcext:value-type="float">
            <text:p>222.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45472" calcext:value-type="float">
            <text:p>224.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2176" calcext:value-type="float">
            <text:p>219.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74288" calcext:value-type="float">
            <text:p>219.4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3704" calcext:value-type="float">
            <text:p>219.3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3224" calcext:value-type="float">
            <text:p>219.3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07232" calcext:value-type="float">
            <text:p>219.4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1408" calcext:value-type="float">
            <text:p>219.2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0072" calcext:value-type="float">
            <text:p>219.2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27984" calcext:value-type="float">
            <text:p>219.3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37128" calcext:value-type="float">
            <text:p>219.3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0552" calcext:value-type="float">
            <text:p>219.3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0072" calcext:value-type="float">
            <text:p>219.2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312" calcext:value-type="float">
            <text:p>219.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312" calcext:value-type="float">
            <text:p>219.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76168" calcext:value-type="float">
            <text:p>219.2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6648" calcext:value-type="float">
            <text:p>219.3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7504" calcext:value-type="float">
            <text:p>219.2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36" calcext:value-type="float">
            <text:p>219.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4456" calcext:value-type="float">
            <text:p>219.2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8836" calcext:value-type="float">
            <text:p>219.2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85312" calcext:value-type="float">
            <text:p>219.2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5788" calcext:value-type="float">
            <text:p>219.2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54832" calcext:value-type="float">
            <text:p>219.2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36544" calcext:value-type="float">
            <text:p>219.2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21304" calcext:value-type="float">
            <text:p>219.2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644" calcext:value-type="float">
            <text:p>219.1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3596" calcext:value-type="float">
            <text:p>219.1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32912" calcext:value-type="float">
            <text:p>219.1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4248" calcext:value-type="float">
            <text:p>219.1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9384" calcext:value-type="float">
            <text:p>219.0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3288" calcext:value-type="float">
            <text:p>219.0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23184" calcext:value-type="float">
            <text:p>219.0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2928" calcext:value-type="float">
            <text:p>219.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38424" calcext:value-type="float">
            <text:p>219.0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38424" calcext:value-type="float">
            <text:p>219.0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6816" calcext:value-type="float">
            <text:p>219.1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0548" calcext:value-type="float">
            <text:p>219.1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6336" calcext:value-type="float">
            <text:p>219.0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0548" calcext:value-type="float">
            <text:p>219.1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75" calcext:value-type="float">
            <text:p>219.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78048" calcext:value-type="float">
            <text:p>219.0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75584" calcext:value-type="float">
            <text:p>219.1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024" calcext:value-type="float">
            <text:p>219.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9384" calcext:value-type="float">
            <text:p>219.0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39008" calcext:value-type="float">
            <text:p>219.1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7296" calcext:value-type="float">
            <text:p>219.1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48152" calcext:value-type="float">
            <text:p>219.1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9864" calcext:value-type="float">
            <text:p>219.1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0344" calcext:value-type="float">
            <text:p>219.1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1408" calcext:value-type="float">
            <text:p>219.2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1576" calcext:value-type="float">
            <text:p>219.1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6336" calcext:value-type="float">
            <text:p>219.0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7672" calcext:value-type="float">
            <text:p>219.1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45104" calcext:value-type="float">
            <text:p>219.1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48152" calcext:value-type="float">
            <text:p>219.1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12" calcext:value-type="float">
            <text:p>219.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45104" calcext:value-type="float">
            <text:p>219.1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0548" calcext:value-type="float">
            <text:p>219.1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02432" calcext:value-type="float">
            <text:p>219.1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23768" calcext:value-type="float">
            <text:p>219.1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0548" calcext:value-type="float">
            <text:p>219.1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1576" calcext:value-type="float">
            <text:p>219.1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7672" calcext:value-type="float">
            <text:p>219.1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4624" calcext:value-type="float">
            <text:p>219.1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17672" calcext:value-type="float">
            <text:p>219.1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27984" calcext:value-type="float">
            <text:p>219.3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12744" calcext:value-type="float">
            <text:p>219.3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7504" calcext:value-type="float">
            <text:p>219.2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1884" calcext:value-type="float">
            <text:p>219.3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4264" calcext:value-type="float">
            <text:p>219.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6648" calcext:value-type="float">
            <text:p>219.3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4456" calcext:value-type="float">
            <text:p>219.2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0552" calcext:value-type="float">
            <text:p>219.3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27984" calcext:value-type="float">
            <text:p>219.3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9692" calcext:value-type="float">
            <text:p>219.1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82696" calcext:value-type="float">
            <text:p>219.1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0344" calcext:value-type="float">
            <text:p>219.1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644" calcext:value-type="float">
            <text:p>219.1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4248" calcext:value-type="float">
            <text:p>219.1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512" calcext:value-type="float">
            <text:p>219.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3392" calcext:value-type="float">
            <text:p>219.1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72536" calcext:value-type="float">
            <text:p>219.1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72536" calcext:value-type="float">
            <text:p>219.1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60928" calcext:value-type="float">
            <text:p>219.2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4358" calcext:value-type="float">
            <text:p>219.14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60344" calcext:value-type="float">
            <text:p>219.1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9692" calcext:value-type="float">
            <text:p>219.1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1216" calcext:value-type="float">
            <text:p>219.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63976" calcext:value-type="float">
            <text:p>219.2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0552" calcext:value-type="float">
            <text:p>219.3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6272" calcext:value-type="float">
            <text:p>219.3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7504" calcext:value-type="float">
            <text:p>219.2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94456" calcext:value-type="float">
            <text:p>219.2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036" calcext:value-type="float">
            <text:p>219.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62452" calcext:value-type="float">
            <text:p>219.26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0176" calcext:value-type="float">
            <text:p>219.3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37128" calcext:value-type="float">
            <text:p>219.3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55416" calcext:value-type="float">
            <text:p>219.3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6456" calcext:value-type="float">
            <text:p>219.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0656" calcext:value-type="float">
            <text:p>219.3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43224" calcext:value-type="float">
            <text:p>219.3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01136" calcext:value-type="float">
            <text:p>219.4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28568" calcext:value-type="float">
            <text:p>219.4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8088" calcext:value-type="float">
            <text:p>219.3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98" calcext:value-type="float">
            <text:p>219.3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98" calcext:value-type="float">
            <text:p>219.3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0656" calcext:value-type="float">
            <text:p>219.3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3704" calcext:value-type="float">
            <text:p>219.3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88944" calcext:value-type="float">
            <text:p>219.3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98" calcext:value-type="float">
            <text:p>219.3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028" calcext:value-type="float">
            <text:p>219.4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1992" calcext:value-type="float">
            <text:p>219.3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04184" calcext:value-type="float">
            <text:p>219.4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028" calcext:value-type="float">
            <text:p>219.4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504" calcext:value-type="float">
            <text:p>219.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73704" calcext:value-type="float">
            <text:p>219.3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504" calcext:value-type="float">
            <text:p>219.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2552" calcext:value-type="float">
            <text:p>219.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98088" calcext:value-type="float">
            <text:p>219.3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04184" calcext:value-type="float">
            <text:p>219.4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04184" calcext:value-type="float">
            <text:p>219.4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2552" calcext:value-type="float">
            <text:p>219.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28568" calcext:value-type="float">
            <text:p>219.4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49904" calcext:value-type="float">
            <text:p>219.4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56" calcext:value-type="float">
            <text:p>219.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65144" calcext:value-type="float">
            <text:p>219.4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77336" calcext:value-type="float">
            <text:p>219.4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28568" calcext:value-type="float">
            <text:p>219.4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028" calcext:value-type="float">
            <text:p>219.4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22472" calcext:value-type="float">
            <text:p>219.4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559109395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13912" calcext:value-type="float">
            <text:p>219.5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6" meta:object-count="0"/>
    <meta:user-defined meta:name="AppVersion">3.0</meta:user-defined>
  </office:meta>
</office:document-meta>
</file>